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5.14mm" svg:y="91.0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26 <text:s text:c="3"/>sampled: 1865.717 <text:s text:c="2"/>given: 3800 <text:s text:c="2"/>gain: 2.0367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6 <text:s text:c="3"/>sampled: 1865.717 <text:s text:c="2"/>given: 3800 <text:s text:c="2"/>gain: 2.0367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2 <text:s text:c="3"/>sampled: 1767.627 <text:s text:c="2"/>given: 3600 <text:s text:c="2"/>gain: 2.03662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2 <text:s text:c="3"/>sampled: 1767.627 <text:s text:c="2"/>given: 3600 <text:s text:c="2"/>gain: 2.03662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5 <text:s text:c="3"/>sampled: 1669.235 <text:s text:c="2"/>given: 34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5 <text:s text:c="3"/>sampled: 1669.235 <text:s text:c="2"/>given: 34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1 <text:s text:c="3"/>sampled: 1571.146 <text:s text:c="2"/>given: 3200 <text:s text:c="2"/>gain: 2.036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00 <text:s text:c="3"/>sampled: 1571.045 <text:s text:c="2"/>given: 32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6 <text:s text:c="3"/>sampled: 1472.955 <text:s text:c="2"/>given: 3000 <text:s text:c="2"/>gain: 2.0367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6 <text:s text:c="3"/>sampled: 1472.955 <text:s text:c="2"/>given: 3000 <text:s text:c="2"/>gain: 2.0367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2 <text:s text:c="3"/>sampled: 1374.866 <text:s text:c="2"/>given: 2800 <text:s text:c="2"/>gain: 2.03656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2 <text:s text:c="3"/>sampled: 1374.866 <text:s text:c="2"/>given: 2800 <text:s text:c="2"/>gain: 2.03656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6 <text:s text:c="3"/>sampled: 1276.575 <text:s text:c="2"/>given: 2600 <text:s text:c="2"/>gain: 2.03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6 <text:s text:c="3"/>sampled: 1276.575 <text:s text:c="2"/>given: 2600 <text:s text:c="2"/>gain: 2.03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2 <text:s text:c="3"/>sampled: 1178.485 <text:s text:c="2"/>given: 2400 <text:s text:c="2"/>gain: 2.0365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2 <text:s text:c="3"/>sampled: 1178.485 <text:s text:c="2"/>given: 2400 <text:s text:c="2"/>gain: 2.0365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7 <text:s text:c="3"/>sampled: 1080.295 <text:s text:c="2"/>given: 2200 <text:s text:c="2"/>gain: 2.0364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7 <text:s text:c="3"/>sampled: 1080.295 <text:s text:c="2"/>given: 2200 <text:s text:c="2"/>gain: 2.03648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751" calcext:value-type="float">
            <text:p>2.0367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51" calcext:value-type="float">
            <text:p>2.0367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29" calcext:value-type="float">
            <text:p>2.03662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629" calcext:value-type="float">
            <text:p>2.03662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3" calcext:value-type="float">
            <text:p>2.0367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22" calcext:value-type="float">
            <text:p>2.0367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22" calcext:value-type="float">
            <text:p>2.0367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62" calcext:value-type="float">
            <text:p>2.03656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62" calcext:value-type="float">
            <text:p>2.03656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" calcext:value-type="float">
            <text:p>2.03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7" calcext:value-type="float">
            <text:p>2.03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13" calcext:value-type="float">
            <text:p>2.0365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513" calcext:value-type="float">
            <text:p>2.0365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81" calcext:value-type="float">
            <text:p>2.0364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481" calcext:value-type="float">
            <text:p>2.03648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65" calcext:value-type="float">
            <text:p>2.03665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formula="of:=AVERAGE([.A52:.A128])" office:value-type="float" office:value="2344.71531168831" calcext:value-type="float">
            <text:p>2344.71531168831</text:p>
          </table:table-cell>
          <table:table-cell table:formula="of:=AVERAGE([.F52:.F55])" office:value-type="float" office:value="50.02225" calcext:value-type="float">
            <text:p>50.02225</text:p>
          </table:table-cell>
          <table:table-cell table:formula="of:=2*[.C52]" office:value-type="float" office:value="100.0445" calcext:value-type="float">
            <text:p>100.0445</text:p>
          </table:table-cell>
          <table:table-cell table:formula="of:=[.D52]/[.B52]" office:value-type="float" office:value="0.0426680797883147" calcext:value-type="float">
            <text:p>0.042668079788315</text:p>
          </table:table-cell>
          <table:table-cell office:value-type="float" office:value="50.024" calcext:value-type="float">
            <text:p>50.024</text:p>
          </table:table-cell>
        </table:table-row>
        <table:table-row table:style-name="ro1">
          <table:table-cell office:value-type="float" office:value="2344.08" calcext:value-type="float">
            <text:p>2344.08</text:p>
          </table:table-cell>
          <table:table-cell table:number-columns-repeated="4"/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float" office:value="2343.576" calcext:value-type="float">
            <text:p>2343.576</text:p>
          </table:table-cell>
          <table:table-cell table:number-columns-repeated="4"/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4"/>
          <table:table-cell office:value-type="float" office:value="50.025" calcext:value-type="float">
            <text:p>50.025</text:p>
          </table:table-cell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3.274" calcext:value-type="float">
            <text:p>2343.274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2.569" calcext:value-type="float">
            <text:p>2342.569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2.871" calcext:value-type="float">
            <text:p>2342.871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4.08" calcext:value-type="float">
            <text:p>2344.08</text:p>
          </table:table-cell>
          <table:table-cell table:number-columns-repeated="5"/>
        </table:table-row>
        <table:table-row table:style-name="ro1">
          <table:table-cell office:value-type="float" office:value="2343.677" calcext:value-type="float">
            <text:p>2343.677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3.274" calcext:value-type="float">
            <text:p>2343.274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4.482" calcext:value-type="float">
            <text:p>2344.482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4.482" calcext:value-type="float">
            <text:p>2344.482</text:p>
          </table:table-cell>
          <table:table-cell table:number-columns-repeated="5"/>
        </table:table-row>
        <table:table-row table:style-name="ro1">
          <table:table-cell office:value-type="float" office:value="2344.281" calcext:value-type="float">
            <text:p>2344.281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3.979" calcext:value-type="float">
            <text:p>2343.979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  <table:table-row table:style-name="ro1">
          <table:table-cell office:value-type="float" office:value="2343.677" calcext:value-type="float">
            <text:p>2343.677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3.475" calcext:value-type="float">
            <text:p>2343.475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4.482" calcext:value-type="float">
            <text:p>2344.482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3.777" calcext:value-type="float">
            <text:p>2343.777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4.482" calcext:value-type="float">
            <text:p>2344.482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formula="of:=AVERAGE([.A132:.A198])" office:value-type="float" office:value="2171.70959701493" calcext:value-type="float">
            <text:p>2171.70959701493</text:p>
          </table:table-cell>
          <table:table-cell table:formula="of:=AVERAGE([.F132:.F137])" office:value-type="float" office:value="4.90833333333333" calcext:value-type="float">
            <text:p>4.90833333333333</text:p>
          </table:table-cell>
          <table:table-cell table:formula="of:=2*[.C132]" office:value-type="float" office:value="9.81666666666667" calcext:value-type="float">
            <text:p>9.81666666666667</text:p>
          </table:table-cell>
          <table:table-cell table:formula="of:=[.D132]/[.B132]" office:value-type="float" office:value="0.00452024832425106" calcext:value-type="float">
            <text:p>0.004520248324251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172.876" calcext:value-type="float">
            <text:p>2172.876</text:p>
          </table:table-cell>
          <table:table-cell table:number-columns-repeated="4"/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173.984" calcext:value-type="float">
            <text:p>2173.984</text:p>
          </table:table-cell>
          <table:table-cell table:number-columns-repeated="4"/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4"/>
          <table:table-cell office:value-type="float" office:value="4.907" calcext:value-type="float">
            <text:p>4.907</text:p>
          </table:table-cell>
        </table:table-row>
        <table:table-row table:style-name="ro1">
          <table:table-cell office:value-type="float" office:value="2168.948" calcext:value-type="float">
            <text:p>2168.948</text:p>
          </table:table-cell>
          <table:table-cell table:number-columns-repeated="4"/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2170.56" calcext:value-type="float">
            <text:p>2170.56</text:p>
          </table:table-cell>
          <table:table-cell table:number-columns-repeated="4"/>
          <table:table-cell office:value-type="float" office:value="4.907" calcext:value-type="float">
            <text:p>4.907</text:p>
          </table:table-cell>
        </table:table-row>
        <table:table-row table:style-name="ro1">
          <table:table-cell office:value-type="float" office:value="2172.373" calcext:value-type="float">
            <text:p>2172.373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5"/>
        </table:table-row>
        <table:table-row table:style-name="ro1">
          <table:table-cell office:value-type="float" office:value="2171.265" calcext:value-type="float">
            <text:p>2171.265</text:p>
          </table:table-cell>
          <table:table-cell table:number-columns-repeated="5"/>
        </table:table-row>
        <table:table-row table:style-name="ro1">
          <table:table-cell office:value-type="float" office:value="2169.553" calcext:value-type="float">
            <text:p>2169.553</text:p>
          </table:table-cell>
          <table:table-cell table:number-columns-repeated="5"/>
        </table:table-row>
        <table:table-row table:style-name="ro1">
          <table:table-cell office:value-type="float" office:value="2171.063" calcext:value-type="float">
            <text:p>2171.063</text:p>
          </table:table-cell>
          <table:table-cell table:number-columns-repeated="5"/>
        </table:table-row>
        <table:table-row table:style-name="ro1">
          <table:table-cell office:value-type="float" office:value="2171.063" calcext:value-type="float">
            <text:p>2171.063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68.445" calcext:value-type="float">
            <text:p>2168.445</text:p>
          </table:table-cell>
          <table:table-cell table:number-columns-repeated="5"/>
        </table:table-row>
        <table:table-row table:style-name="ro1">
          <table:table-cell office:value-type="float" office:value="2174.286" calcext:value-type="float">
            <text:p>2174.286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2.977" calcext:value-type="float">
            <text:p>2172.977</text:p>
          </table:table-cell>
          <table:table-cell table:number-columns-repeated="5"/>
        </table:table-row>
        <table:table-row table:style-name="ro1">
          <table:table-cell office:value-type="float" office:value="2173.178" calcext:value-type="float">
            <text:p>2173.178</text:p>
          </table:table-cell>
          <table:table-cell table:number-columns-repeated="5"/>
        </table:table-row>
        <table:table-row table:style-name="ro1">
          <table:table-cell office:value-type="float" office:value="2170.66" calcext:value-type="float">
            <text:p>2170.66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2.373" calcext:value-type="float">
            <text:p>2172.373</text:p>
          </table:table-cell>
          <table:table-cell table:number-columns-repeated="5"/>
        </table:table-row>
        <table:table-row table:style-name="ro1">
          <table:table-cell office:value-type="float" office:value="2172.675" calcext:value-type="float">
            <text:p>2172.675</text:p>
          </table:table-cell>
          <table:table-cell table:number-columns-repeated="5"/>
        </table:table-row>
        <table:table-row table:style-name="ro1">
          <table:table-cell office:value-type="float" office:value="2173.178" calcext:value-type="float">
            <text:p>2173.178</text:p>
          </table:table-cell>
          <table:table-cell table:number-columns-repeated="5"/>
        </table:table-row>
        <table:table-row table:style-name="ro1">
          <table:table-cell office:value-type="float" office:value="2173.178" calcext:value-type="float">
            <text:p>2173.178</text:p>
          </table:table-cell>
          <table:table-cell table:number-columns-repeated="5"/>
        </table:table-row>
        <table:table-row table:style-name="ro1">
          <table:table-cell office:value-type="float" office:value="2172.876" calcext:value-type="float">
            <text:p>2172.876</text:p>
          </table:table-cell>
          <table:table-cell table:number-columns-repeated="5"/>
        </table:table-row>
        <table:table-row table:style-name="ro1">
          <table:table-cell office:value-type="float" office:value="2174.084" calcext:value-type="float">
            <text:p>2174.084</text:p>
          </table:table-cell>
          <table:table-cell table:number-columns-repeated="5"/>
        </table:table-row>
        <table:table-row table:style-name="ro1">
          <table:table-cell office:value-type="float" office:value="2167.236" calcext:value-type="float">
            <text:p>2167.236</text:p>
          </table:table-cell>
          <table:table-cell table:number-columns-repeated="5"/>
        </table:table-row>
        <table:table-row table:style-name="ro1">
          <table:table-cell office:value-type="float" office:value="2169.553" calcext:value-type="float">
            <text:p>2169.553</text:p>
          </table:table-cell>
          <table:table-cell table:number-columns-repeated="5"/>
        </table:table-row>
        <table:table-row table:style-name="ro1">
          <table:table-cell office:value-type="float" office:value="2171.567" calcext:value-type="float">
            <text:p>2171.567</text:p>
          </table:table-cell>
          <table:table-cell table:number-columns-repeated="5"/>
        </table:table-row>
        <table:table-row table:style-name="ro1">
          <table:table-cell office:value-type="float" office:value="2171.265" calcext:value-type="float">
            <text:p>2171.265</text:p>
          </table:table-cell>
          <table:table-cell table:number-columns-repeated="5"/>
        </table:table-row>
        <table:table-row table:style-name="ro1">
          <table:table-cell office:value-type="float" office:value="2170.962" calcext:value-type="float">
            <text:p>2170.962</text:p>
          </table:table-cell>
          <table:table-cell table:number-columns-repeated="5"/>
        </table:table-row>
        <table:table-row table:style-name="ro1">
          <table:table-cell office:value-type="float" office:value="2174.487" calcext:value-type="float">
            <text:p>2174.487</text:p>
          </table:table-cell>
          <table:table-cell table:number-columns-repeated="5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73.682" calcext:value-type="float">
            <text:p>2173.682</text:p>
          </table:table-cell>
          <table:table-cell table:number-columns-repeated="5"/>
        </table:table-row>
        <table:table-row table:style-name="ro1">
          <table:table-cell office:value-type="float" office:value="2171.466" calcext:value-type="float">
            <text:p>2171.466</text:p>
          </table:table-cell>
          <table:table-cell table:number-columns-repeated="5"/>
        </table:table-row>
        <table:table-row table:style-name="ro1">
          <table:table-cell office:value-type="float" office:value="2171.97" calcext:value-type="float">
            <text:p>2171.97</text:p>
          </table:table-cell>
          <table:table-cell table:number-columns-repeated="5"/>
        </table:table-row>
        <table:table-row table:style-name="ro1">
          <table:table-cell office:value-type="float" office:value="2173.984" calcext:value-type="float">
            <text:p>2173.984</text:p>
          </table:table-cell>
          <table:table-cell table:number-columns-repeated="5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5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5"/>
        </table:table-row>
        <table:table-row table:style-name="ro1">
          <table:table-cell office:value-type="float" office:value="2171.466" calcext:value-type="float">
            <text:p>2171.466</text:p>
          </table:table-cell>
          <table:table-cell table:number-columns-repeated="5"/>
        </table:table-row>
        <table:table-row table:style-name="ro1">
          <table:table-cell office:value-type="float" office:value="2171.063" calcext:value-type="float">
            <text:p>2171.063</text:p>
          </table:table-cell>
          <table:table-cell table:number-columns-repeated="5"/>
        </table:table-row>
        <table:table-row table:style-name="ro1">
          <table:table-cell office:value-type="float" office:value="2172.171" calcext:value-type="float">
            <text:p>2172.171</text:p>
          </table:table-cell>
          <table:table-cell table:number-columns-repeated="5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5"/>
        </table:table-row>
        <table:table-row table:style-name="ro1">
          <table:table-cell office:value-type="float" office:value="2171.365" calcext:value-type="float">
            <text:p>2171.365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1.164" calcext:value-type="float">
            <text:p>2171.164</text:p>
          </table:table-cell>
          <table:table-cell table:number-columns-repeated="5"/>
        </table:table-row>
        <table:table-row table:style-name="ro1">
          <table:table-cell office:value-type="float" office:value="2170.862" calcext:value-type="float">
            <text:p>2170.862</text:p>
          </table:table-cell>
          <table:table-cell table:number-columns-repeated="5"/>
        </table:table-row>
        <table:table-row table:style-name="ro1">
          <table:table-cell office:value-type="float" office:value="2172.171" calcext:value-type="float">
            <text:p>2172.171</text:p>
          </table:table-cell>
          <table:table-cell table:number-columns-repeated="5"/>
        </table:table-row>
        <table:table-row table:style-name="ro1">
          <table:table-cell office:value-type="float" office:value="2168.545" calcext:value-type="float">
            <text:p>2168.545</text:p>
          </table:table-cell>
          <table:table-cell table:number-columns-repeated="5"/>
        </table:table-row>
        <table:table-row table:style-name="ro1">
          <table:table-cell office:value-type="float" office:value="2170.761" calcext:value-type="float">
            <text:p>2170.761</text:p>
          </table:table-cell>
          <table:table-cell table:number-columns-repeated="5"/>
        </table:table-row>
        <table:table-row table:style-name="ro1">
          <table:table-cell office:value-type="float" office:value="2173.077" calcext:value-type="float">
            <text:p>2173.077</text:p>
          </table:table-cell>
          <table:table-cell table:number-columns-repeated="5"/>
        </table:table-row>
        <table:table-row table:style-name="ro1">
          <table:table-cell office:value-type="float" office:value="2174.79" calcext:value-type="float">
            <text:p>2174.79</text:p>
          </table:table-cell>
          <table:table-cell table:number-columns-repeated="5"/>
        </table:table-row>
        <table:table-row table:style-name="ro1">
          <table:table-cell office:value-type="float" office:value="2167.438" calcext:value-type="float">
            <text:p>2167.438</text:p>
          </table:table-cell>
          <table:table-cell table:number-columns-repeated="5"/>
        </table:table-row>
        <table:table-row table:style-name="ro1">
          <table:table-cell office:value-type="float" office:value="2175.092" calcext:value-type="float">
            <text:p>2175.092</text:p>
          </table:table-cell>
          <table:table-cell table:number-columns-repeated="5"/>
        </table:table-row>
        <table:table-row table:style-name="ro1">
          <table:table-cell office:value-type="float" office:value="2172.473" calcext:value-type="float">
            <text:p>2172.473</text:p>
          </table:table-cell>
          <table:table-cell table:number-columns-repeated="5"/>
        </table:table-row>
        <table:table-row table:style-name="ro1">
          <table:table-cell office:value-type="float" office:value="2173.48" calcext:value-type="float">
            <text:p>2173.48</text:p>
          </table:table-cell>
          <table:table-cell table:number-columns-repeated="5"/>
        </table:table-row>
        <table:table-row table:style-name="ro1">
          <table:table-cell office:value-type="float" office:value="2172.977" calcext:value-type="float">
            <text:p>2172.977</text:p>
          </table:table-cell>
          <table:table-cell table:number-columns-repeated="5"/>
        </table:table-row>
        <table:table-row table:style-name="ro1">
          <table:table-cell office:value-type="float" office:value="2171.365" calcext:value-type="float">
            <text:p>2171.365</text:p>
          </table:table-cell>
          <table:table-cell table:number-columns-repeated="5"/>
        </table:table-row>
        <table:table-row table:style-name="ro1">
          <table:table-cell office:value-type="float" office:value="2171.869" calcext:value-type="float">
            <text:p>2171.869</text:p>
          </table:table-cell>
          <table:table-cell table:number-columns-repeated="5"/>
        </table:table-row>
        <table:table-row table:style-name="ro1">
          <table:table-cell office:value-type="float" office:value="2172.977" calcext:value-type="float">
            <text:p>2172.977</text:p>
          </table:table-cell>
          <table:table-cell table:number-columns-repeated="5"/>
        </table:table-row>
        <table:table-row table:style-name="ro1">
          <table:table-cell office:value-type="float" office:value="2170.761" calcext:value-type="float">
            <text:p>2170.761</text:p>
          </table:table-cell>
          <table:table-cell table:number-columns-repeated="5"/>
        </table:table-row>
        <table:table-row table:style-name="ro1">
          <table:table-cell office:value-type="float" office:value="2171.768" calcext:value-type="float">
            <text:p>2171.768</text:p>
          </table:table-cell>
          <table:table-cell table:number-columns-repeated="5"/>
        </table:table-row>
        <table:table-row table:style-name="ro1">
          <table:table-cell office:value-type="float" office:value="2173.279" calcext:value-type="float">
            <text:p>2173.279</text:p>
          </table:table-cell>
          <table:table-cell table:number-columns-repeated="5"/>
        </table:table-row>
        <table:table-row table:style-name="ro1">
          <table:table-cell office:value-type="float" office:value="2172.171" calcext:value-type="float">
            <text:p>2172.171</text:p>
          </table:table-cell>
          <table:table-cell table:number-columns-repeated="5"/>
        </table:table-row>
        <table:table-row table:style-name="ro1">
          <table:table-cell office:value-type="float" office:value="2172.07" calcext:value-type="float">
            <text:p>2172.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0:15:08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1:55:19.168000000</dc:date>
    <meta:editing-duration>PT3H43M46S</meta:editing-duration>
    <meta:editing-cycles>36</meta:editing-cycles>
    <meta:document-statistic meta:table-count="1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6751">
                <text:p>2.03675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751">
                <text:p>2.036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6629">
                <text:p>2.036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629">
                <text:p>2.036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673">
                <text:p>2.0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6722">
                <text:p>2.036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6722">
                <text:p>2.036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6562">
                <text:p>2.036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6562">
                <text:p>2.036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67">
                <text:p>2.0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67">
                <text:p>2.0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6513">
                <text:p>2.036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6513">
                <text:p>2.036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6481">
                <text:p>2.036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481">
                <text:p>2.036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